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044e9" officeooo:paragraph-rsid="002044e9"/>
    </style:style>
    <style:style style:name="P4" style:family="paragraph" style:parent-style-name="Heading_20_2">
      <style:text-properties officeooo:rsid="000aca01" officeooo:paragraph-rsid="001c49ac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6" style:family="paragraph" style:parent-style-name="Heading_20_3">
      <style:paragraph-properties fo:break-before="page"/>
      <style:text-properties officeooo:rsid="00227252" officeooo:paragraph-rsid="00227252"/>
    </style:style>
    <style:style style:name="P7" style:family="paragraph" style:parent-style-name="Text_20_body">
      <style:text-properties officeooo:rsid="0020ef9d" officeooo:paragraph-rsid="0020ef9d"/>
    </style:style>
    <style:style style:name="P8" style:family="paragraph" style:parent-style-name="Text_20_body">
      <style:text-properties officeooo:rsid="00227252" officeooo:paragraph-rsid="00227252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f1efa"/>
    </style:style>
    <style:style style:name="T4" style:family="text">
      <style:text-properties officeooo:rsid="001fd429"/>
    </style:style>
    <style:style style:name="T5" style:family="text">
      <style:text-properties officeooo:rsid="002044e9"/>
    </style:style>
    <style:style style:name="T6" style:family="text">
      <style:text-properties officeooo:rsid="0020ef9d"/>
    </style:style>
    <style:style style:name="T7" style:family="text">
      <style:text-properties officeooo:rsid="00227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7">Kumbaya</text:span> (<text:span text:style-name="T7">Traditional</text:span>)</text:h>
      <text:h text:style-name="P4" text:outline-level="2">Time Signature: <text:span text:style-name="T1">4</text:span>/4 </text:h>
      <text:p text:style-name="P2">Chords: <text:span text:style-name="T7">C, F, G</text:span></text:p>
      <text:p text:style-name="P2">Tempo: <text:span text:style-name="T7">8</text:span>0 - 1<text:span text:style-name="T7">0</text:span>0 BPM</text:p>
      <text:p text:style-name="P1"/>
      <text:h text:style-name="P6" text:outline-level="3">[CHORUS]</text:h>
      <text:p text:style-name="P8">C <text:s text:c="16"/>F <text:s text:c="5"/>C</text:p>
      <text:p text:style-name="P8">Kum-ba-ya my Lord, kum-ba-ya</text:p>
      <text:p text:style-name="P8">C <text:s text:c="17"/>F <text:s text:c="5"/>G</text:p>
      <text:p text:style-name="P8">Kum-ba-ya my Lord, kum-ba-ya</text:p>
      <text:p text:style-name="P8">C <text:s text:c="18"/>F <text:s text:c="5"/>C</text:p>
      <text:p text:style-name="P8">Kum-ba-ya my Lord, kum-ba-ya</text:p>
      <text:p text:style-name="P8">F <text:s text:c="2"/>C <text:s text:c="4"/>G <text:s text:c="4"/>C</text:p>
      <text:p text:style-name="P8">Oh Lord, kum-ba-ya </text:p>
      <text:h text:style-name="Heading_20_3" text:outline-level="3">[VERSE 1]</text:h>
      <text:p text:style-name="P8">C <text:s text:c="22"/>F <text:s text:c="5"/>C</text:p>
      <text:p text:style-name="P8">Someone's singing Lord, kum-ba-ya</text:p>
      <text:p text:style-name="P8">C <text:s text:c="22"/>F <text:s text:c="5"/>G</text:p>
      <text:p text:style-name="P8">Someone's singing Lord, kum-ba-ya</text:p>
      <text:p text:style-name="P8">C <text:s text:c="22"/>F <text:s text:c="5"/>C</text:p>
      <text:p text:style-name="P8">Someone's singing Lord, kum-ba-ya</text:p>
      <text:p text:style-name="P8">F <text:s text:c="2"/>C <text:s text:c="4"/>G <text:s text:c="4"/>C</text:p>
      <text:p text:style-name="P8">Oh Lord, kum-ba-ya </text:p>
      <text:h text:style-name="Heading_20_3" text:outline-level="3">[VERSE 2]</text:h>
      <text:p text:style-name="P8">C <text:s text:c="24"/>F <text:s text:c="5"/>C</text:p>
      <text:p text:style-name="P8">Someone's laughing, Lord, kum-ba-ya</text:p>
      <text:p text:style-name="P8">C <text:s text:c="24"/>F <text:s text:c="5"/>G</text:p>
      <text:p text:style-name="P8">Someone's laughing, Lord, kum-ba-ya</text:p>
      <text:p text:style-name="P8">C <text:s text:c="24"/>F <text:s text:c="5"/>C</text:p>
      <text:p text:style-name="P8">Someone's laughing, Lord, kum-ba-ya</text:p>
      <text:p text:style-name="P8">F <text:s text:c="2"/>C <text:s text:c="4"/>G <text:s text:c="5"/>C</text:p>
      <text:p text:style-name="P8">Oh Lord, kum-ba-y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3" text:outline-level="3"><text:soft-page-break/>[VERSE 3]</text:h>
      <text:p text:style-name="P8">C <text:s text:c="22"/>F <text:s text:c="5"/>C</text:p>
      <text:p text:style-name="P8">Someone's crying, Lord, kum-ba-ya</text:p>
      <text:p text:style-name="P8">C <text:s text:c="22"/>F <text:s text:c="5"/>G</text:p>
      <text:p text:style-name="P8">Someone's crying, Lord, kum-ba-ya</text:p>
      <text:p text:style-name="P8">C <text:s text:c="22"/>F <text:s text:c="5"/>C</text:p>
      <text:p text:style-name="P8">Someone's crying, Lord, kum-ba-ya</text:p>
      <text:p text:style-name="P8">F <text:s text:c="2"/>C <text:s text:c="4"/>G <text:s text:c="5"/>C</text:p>
      <text:p text:style-name="P8">Oh Lord, kum-ba-ya </text:p>
      <text:h text:style-name="Heading_20_3" text:outline-level="3">[VERSE 4]</text:h>
      <text:p text:style-name="P8">C <text:s text:c="23"/>F <text:s text:c="5"/>C</text:p>
      <text:p text:style-name="P8">Someone's praying, Lord, kum-ba-ya</text:p>
      <text:p text:style-name="P8">C <text:s text:c="23"/>F <text:s text:c="5"/>G</text:p>
      <text:p text:style-name="P8">Someone's praying, Lord, kum-ba-ya</text:p>
      <text:p text:style-name="P8">C <text:s text:c="23"/>F <text:s text:c="5"/>C</text:p>
      <text:p text:style-name="P8">Someone's praying, Lord, kum-ba-ya</text:p>
      <text:p text:style-name="P8">F <text:s text:c="2"/>C <text:s text:c="4"/>G <text:s text:c="5"/>C</text:p>
      <text:p text:style-name="P8">Oh Lord, kum-ba-ya </text:p>
      <text:h text:style-name="Heading_20_3" text:outline-level="3">[VERSE 5]</text:h>
      <text:p text:style-name="P8">C <text:s text:c="24"/>F <text:s text:c="5"/>C</text:p>
      <text:p text:style-name="P8">Someone's sleeping, Lord, kum-ba-ya</text:p>
      <text:p text:style-name="P8">C <text:s text:c="24"/>F <text:s text:c="5"/>G</text:p>
      <text:p text:style-name="P8">Someone's sleeping, Lord, kum-ba-ya</text:p>
      <text:p text:style-name="P8">C <text:s text:c="24"/>F <text:s text:c="5"/>C</text:p>
      <text:p text:style-name="P8">Someone's sleeping, Lord, kum-ba-ya</text:p>
      <text:p text:style-name="P8">F <text:s text:c="2"/>C <text:s text:c="4"/>G <text:s text:c="5"/>C</text:p>
      <text:p text:style-name="P8">Oh Lord, kum-ba-ya</text:p>
      <text:p text:style-name="P8">F <text:s text:c="2"/>C <text:s text:c="4"/>G <text:s text:c="5"/>C</text:p>
      <text:p text:style-name="P8">Oh Lord, kum-ba-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9M18S</meta:editing-duration>
    <meta:editing-cycles>18</meta:editing-cycles>
    <meta:generator>LibreOffice/5.2.5.1$MacOSX_X86_64 LibreOffice_project/0312e1a284a7d50ca85a365c316c7abbf20a4d22</meta:generator>
    <dc:title>Lyrics + Chords</dc:title>
    <dc:date>2017-04-04T08:46:21.755703000</dc:date>
    <meta:print-date>2017-04-03T12:23:29.985893000</meta:print-date>
    <meta:document-statistic meta:table-count="0" meta:image-count="0" meta:object-count="0" meta:page-count="3" meta:paragraph-count="60" meta:word-count="200" meta:character-count="1553" meta:non-whitespace-character-count="8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